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LinkRewriter.IncomingLinkRewriter( Publication pu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xyConfiguration.ProxyConfiguration( String area , boolean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omingLinkRewriter.matches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omingLinkRewriter.rewrite(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comingLinkRewriter.getMatchingProxyConfiguration( String 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